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n30" table:style-name="ta1">
        <table:shapes>
          <draw:frame draw:z-index="0" draw:style-name="gr1" draw:text-style-name="P1" svg:width="6.2984in" svg:height="3.5449in" svg:x="3.9673in" svg:y="0.7949in">
            <draw:object draw:notify-on-update-of-ranges="nn30.C2:nn30.C8 nn30.A1:nn30.A1 nn30.A2:nn30.A8 nn30.B1:nn30.B1 nn30.B2:nn30.B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2548" calcext:value-type="float">
            <text:p>95.2548</text:p>
          </table:table-cell>
          <table:table-cell office:value-type="float" office:value="94.1901408450704" calcext:value-type="float">
            <text:p>94.1901408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.4306" calcext:value-type="float">
            <text:p>95.4306</text:p>
          </table:table-cell>
          <table:table-cell office:value-type="float" office:value="95.0617283950617" calcext:value-type="float">
            <text:p>95.0617283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5.2464788732394" calcext:value-type="float">
            <text:p>95.2464788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5.2212389380531" calcext:value-type="float">
            <text:p>95.221238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5.0354609929078" calcext:value-type="float">
            <text:p>95.0354609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4.8853615520282" calcext:value-type="float">
            <text:p>94.885361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5.0704225352113" calcext:value-type="float">
            <text:p>95.070422535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20" table:style-name="ta1">
        <table:shapes>
          <draw:frame draw:z-index="0" draw:style-name="gr1" draw:text-style-name="P1" svg:width="6.2984in" svg:height="3.5449in" svg:x="3.9673in" svg:y="0.7949in">
            <draw:object draw:notify-on-update-of-ranges="nn20.C2:nn20.C8 nn20.A1:nn20.A1 nn20.A2:nn20.A8 nn20.B1:nn20.B1 nn20.B2:nn20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4.1901408450704" calcext:value-type="float">
            <text:p>94.1901408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5.0617283950617" calcext:value-type="float">
            <text:p>95.0617283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5.2464788732394" calcext:value-type="float">
            <text:p>95.2464788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5.2212389380531" calcext:value-type="float">
            <text:p>95.221238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 office:value-type="float" office:value="95.0354609929078" calcext:value-type="float">
            <text:p>95.0354609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4.8853615520282" calcext:value-type="float">
            <text:p>94.885361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5.0704225352113" calcext:value-type="float">
            <text:p>95.070422535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10" table:style-name="ta1">
        <table:shapes>
          <draw:frame draw:z-index="0" draw:style-name="gr1" draw:text-style-name="P1" svg:width="6.2984in" svg:height="3.5449in" svg:x="3.9673in" svg:y="0.7949in">
            <draw:object draw:notify-on-update-of-ranges="nn10.C2:nn10.C8 nn10.A1:nn10.A1 nn10.A2:nn10.A8 nn10.B1:nn10.B1 nn10.B2:nn10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4.1901408450704" calcext:value-type="float">
            <text:p>94.1901408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891" calcext:value-type="float">
            <text:p>97.891</text:p>
          </table:table-cell>
          <table:table-cell office:value-type="float" office:value="95.0617283950617" calcext:value-type="float">
            <text:p>95.0617283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5.2464788732394" calcext:value-type="float">
            <text:p>95.2464788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5.2212389380531" calcext:value-type="float">
            <text:p>95.221238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5.0354609929078" calcext:value-type="float">
            <text:p>95.0354609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4.8853615520282" calcext:value-type="float">
            <text:p>94.885361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5.0704225352113" calcext:value-type="float">
            <text:p>95.070422535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5" table:style-name="ta1">
        <table:shapes>
          <draw:frame draw:z-index="0" draw:style-name="gr1" draw:text-style-name="P1" svg:width="6.2984in" svg:height="3.5449in" svg:x="3.9673in" svg:y="0.7949in">
            <draw:object draw:notify-on-update-of-ranges="nn5.C2:nn5.C8 nn5.A1:nn5.A1 nn5.A2:nn5.A8 nn5.B1:nn5.B1 nn5.B2:nn5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4.1901408450704" calcext:value-type="float">
            <text:p>94.1901408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5395" calcext:value-type="float">
            <text:p>97.5395</text:p>
          </table:table-cell>
          <table:table-cell office:value-type="float" office:value="95.0617283950617" calcext:value-type="float">
            <text:p>95.0617283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5.2464788732394" calcext:value-type="float">
            <text:p>95.2464788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5.2212389380531" calcext:value-type="float">
            <text:p>95.221238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5.0354609929078" calcext:value-type="float">
            <text:p>95.0354609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4.8853615520282" calcext:value-type="float">
            <text:p>94.885361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 office:value-type="float" office:value="95.0704225352113" calcext:value-type="float">
            <text:p>95.070422535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3" table:style-name="ta1">
        <table:shapes>
          <draw:frame draw:z-index="0" draw:style-name="gr1" draw:text-style-name="P1" svg:width="6.2984in" svg:height="3.5449in" svg:x="3.9673in" svg:y="0.7949in">
            <draw:object draw:notify-on-update-of-ranges="nn3.C2:nn3.C8 nn3.A1:nn3.A1 nn3.A2:nn3.A8 nn3.B1:nn3.B1 nn3.B2:nn3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4.1901408450704" calcext:value-type="float">
            <text:p>94.1901408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3638" calcext:value-type="float">
            <text:p>97.3638</text:p>
          </table:table-cell>
          <table:table-cell office:value-type="float" office:value="95.0617283950617" calcext:value-type="float">
            <text:p>95.0617283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5.2464788732394" calcext:value-type="float">
            <text:p>95.2464788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5.2212389380531" calcext:value-type="float">
            <text:p>95.221238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5.0354609929078" calcext:value-type="float">
            <text:p>95.0354609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4.8853615520282" calcext:value-type="float">
            <text:p>94.885361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5.0704225352113" calcext:value-type="float">
            <text:p>95.070422535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1" table:style-name="ta1">
        <table:shapes>
          <draw:frame draw:z-index="0" draw:style-name="gr1" draw:text-style-name="P1" svg:width="6.2984in" svg:height="3.5449in" svg:x="3.9673in" svg:y="0.7949in">
            <draw:object draw:notify-on-update-of-ranges="nn1.C2:nn1.C8 nn1.A1:nn1.A1 nn1.A2:nn1.A8 nn1.B1:nn1.B1 nn1.B2:nn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6063" calcext:value-type="float">
            <text:p>95.6063</text:p>
          </table:table-cell>
          <table:table-cell office:value-type="float" office:value="94.1901408450704" calcext:value-type="float">
            <text:p>94.1901408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5.0617283950617" calcext:value-type="float">
            <text:p>95.0617283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.9033" calcext:value-type="float">
            <text:p>94.9033</text:p>
          </table:table-cell>
          <table:table-cell office:value-type="float" office:value="95.2464788732394" calcext:value-type="float">
            <text:p>95.2464788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3093" calcext:value-type="float">
            <text:p>96.3093</text:p>
          </table:table-cell>
          <table:table-cell office:value-type="float" office:value="95.2212389380531" calcext:value-type="float">
            <text:p>95.221238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5.0354609929078" calcext:value-type="float">
            <text:p>95.0354609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.3761" calcext:value-type="float">
            <text:p>94.3761</text:p>
          </table:table-cell>
          <table:table-cell office:value-type="float" office:value="94.8853615520282" calcext:value-type="float">
            <text:p>94.885361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0791" calcext:value-type="float">
            <text:p>95.0791</text:p>
          </table:table-cell>
          <table:table-cell office:value-type="float" office:value="95.0704225352113" calcext:value-type="float">
            <text:p>95.0704225352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22:52:11.784454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9:43:31.460863769</meta:creation-date>
    <dc:date>2014-10-21T22:56:49.524226364</dc:date>
    <meta:editing-duration>P0D</meta:editing-duration>
    <meta:editing-cycles>5</meta:editing-cycles>
    <meta:generator>LibreOffice/4.2.5.2$Linux_x86 LibreOffice_project/420m0$Build-2</meta:generator>
    <meta:document-statistic meta:table-count="6" meta:cell-count="1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1 y Validación Cruzada</text:p>
        </chart:subtitle>
        <chart:legend chart:legend-position="end" svg:x="12.834cm" svg:y="3.958cm" style:legend-expansion="high" chart:style-name="ch4"/>
        <chart:plot-area chart:style-name="ch5" table:cell-range-address="nn1.B2:nn1.C8 nn1.A1:nn1.A8 nn1.B1:nn1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1.C2:nn1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.A2:nn1.A8" chart:label-cell-address="nn1.A1:nn1.A1" chart:class="chart:bar">
            <chart:data-point chart:repeated="7"/>
          </chart:series>
          <chart:series chart:style-name="ch12" chart:values-cell-range-address="nn1.B2:nn1.B8" chart:label-cell-address="nn1.B1:nn1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.A1:nn1.A1</svg:desc>
                </draw:g>
              </table:table-cell>
              <table:table-cell office:value-type="string">
                <text:p>Implementacion</text:p>
                <draw:g>
                  <svg:desc>nn1.B1:nn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.C2:nn1.C8</svg:desc>
                </draw:g>
              </table:table-cell>
              <table:table-cell office:value-type="float" office:value="95.6063">
                <text:p>95.6063</text:p>
                <draw:g>
                  <svg:desc>nn1.A2:nn1.A8</svg:desc>
                </draw:g>
              </table:table-cell>
              <table:table-cell office:value-type="float" office:value="94.1901408450704">
                <text:p>94.1901408450704</text:p>
                <draw:g>
                  <svg:desc>nn1.B2:nn1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8366">
                <text:p>96.8366</text:p>
              </table:table-cell>
              <table:table-cell office:value-type="float" office:value="95.0617283950617">
                <text:p>95.06172839506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.9033">
                <text:p>94.9033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3093">
                <text:p>96.3093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4.3761">
                <text:p>94.3761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0791">
                <text:p>95.0791</text:p>
              </table:table-cell>
              <table:table-cell office:value-type="float" office:value="95.0704225352113">
                <text:p>95.0704225352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3 y Validación Cruzada</text:p>
        </chart:subtitle>
        <chart:legend chart:legend-position="end" svg:x="12.834cm" svg:y="3.958cm" style:legend-expansion="high" chart:style-name="ch4"/>
        <chart:plot-area chart:style-name="ch5" table:cell-range-address="nn3.B2:nn3.C8 nn3.A1:nn3.A8 nn3.B1:nn3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3.C2:nn3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.A2:nn3.A8" chart:label-cell-address="nn3.A1:nn3.A1" chart:class="chart:bar">
            <chart:data-point chart:repeated="7"/>
          </chart:series>
          <chart:series chart:style-name="ch12" chart:values-cell-range-address="nn3.B2:nn3.B8" chart:label-cell-address="nn3.B1:nn3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.A1:nn3.A1</svg:desc>
                </draw:g>
              </table:table-cell>
              <table:table-cell office:value-type="string">
                <text:p>Implementacion</text:p>
                <draw:g>
                  <svg:desc>nn3.B1:nn3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.C2:nn3.C8</svg:desc>
                </draw:g>
              </table:table-cell>
              <table:table-cell office:value-type="float" office:value="97.0123">
                <text:p>97.0123</text:p>
                <draw:g>
                  <svg:desc>nn3.A2:nn3.A8</svg:desc>
                </draw:g>
              </table:table-cell>
              <table:table-cell office:value-type="float" office:value="94.1901408450704">
                <text:p>94.1901408450704</text:p>
                <draw:g>
                  <svg:desc>nn3.B2:nn3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3638">
                <text:p>97.3638</text:p>
              </table:table-cell>
              <table:table-cell office:value-type="float" office:value="95.0617283950617">
                <text:p>95.06172839506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5.0704225352113">
                <text:p>95.0704225352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5 y Validación Cruzada</text:p>
        </chart:subtitle>
        <chart:legend chart:legend-position="end" svg:x="12.834cm" svg:y="3.958cm" style:legend-expansion="high" chart:style-name="ch4"/>
        <chart:plot-area chart:style-name="ch5" table:cell-range-address="nn5.B2:nn5.C8 nn5.A1:nn5.A8 nn5.B1:nn5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5.C2:nn5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5.A2:nn5.A8" chart:label-cell-address="nn5.A1:nn5.A1" chart:class="chart:bar">
            <chart:data-point chart:repeated="7"/>
          </chart:series>
          <chart:series chart:style-name="ch12" chart:values-cell-range-address="nn5.B2:nn5.B8" chart:label-cell-address="nn5.B1:nn5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5.A1:nn5.A1</svg:desc>
                </draw:g>
              </table:table-cell>
              <table:table-cell office:value-type="string">
                <text:p>Implementacion</text:p>
                <draw:g>
                  <svg:desc>nn5.B1:nn5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5.C2:nn5.C8</svg:desc>
                </draw:g>
              </table:table-cell>
              <table:table-cell office:value-type="float" office:value="97.0123">
                <text:p>97.0123</text:p>
                <draw:g>
                  <svg:desc>nn5.A2:nn5.A8</svg:desc>
                </draw:g>
              </table:table-cell>
              <table:table-cell office:value-type="float" office:value="94.1901408450704">
                <text:p>94.1901408450704</text:p>
                <draw:g>
                  <svg:desc>nn5.B2:nn5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5395">
                <text:p>97.5395</text:p>
              </table:table-cell>
              <table:table-cell office:value-type="float" office:value="95.0617283950617">
                <text:p>95.06172839506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95.0704225352113">
                <text:p>95.0704225352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10 y Validación Cruzada</text:p>
        </chart:subtitle>
        <chart:legend chart:legend-position="end" svg:x="12.834cm" svg:y="3.958cm" style:legend-expansion="high" chart:style-name="ch4"/>
        <chart:plot-area chart:style-name="ch5" table:cell-range-address="nn10.B2:nn10.C8 nn10.A1:nn10.A8 nn10.B1:nn1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10.C2:nn1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0.A2:nn10.A8" chart:label-cell-address="nn10.A1:nn10.A1" chart:class="chart:bar">
            <chart:data-point chart:repeated="7"/>
          </chart:series>
          <chart:series chart:style-name="ch12" chart:values-cell-range-address="nn10.B2:nn10.B8" chart:label-cell-address="nn10.B1:nn1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0.A1:nn10.A1</svg:desc>
                </draw:g>
              </table:table-cell>
              <table:table-cell office:value-type="string">
                <text:p>Implementacion</text:p>
                <draw:g>
                  <svg:desc>nn10.B1:nn1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0.C2:nn10.C8</svg:desc>
                </draw:g>
              </table:table-cell>
              <table:table-cell office:value-type="float" office:value="96.8366">
                <text:p>96.8366</text:p>
                <draw:g>
                  <svg:desc>nn10.A2:nn10.A8</svg:desc>
                </draw:g>
              </table:table-cell>
              <table:table-cell office:value-type="float" office:value="94.1901408450704">
                <text:p>94.1901408450704</text:p>
                <draw:g>
                  <svg:desc>nn10.B2:nn1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891">
                <text:p>97.891</text:p>
              </table:table-cell>
              <table:table-cell office:value-type="float" office:value="95.0617283950617">
                <text:p>95.06172839506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.188">
                <text:p>97.188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0704225352113">
                <text:p>95.0704225352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20 y Validación Cruzada</text:p>
        </chart:subtitle>
        <chart:legend chart:legend-position="end" svg:x="12.834cm" svg:y="3.958cm" style:legend-expansion="high" chart:style-name="ch4"/>
        <chart:plot-area chart:style-name="ch5" table:cell-range-address="nn20.B2:nn20.C8 nn20.A1:nn20.A8 nn20.B1:nn2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20.C2:nn2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20.A2:nn20.A8" chart:label-cell-address="nn20.A1:nn20.A1" chart:class="chart:bar">
            <chart:data-point chart:repeated="7"/>
          </chart:series>
          <chart:series chart:style-name="ch12" chart:values-cell-range-address="nn20.B2:nn20.B8" chart:label-cell-address="nn20.B1:nn2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20.A1:nn20.A1</svg:desc>
                </draw:g>
              </table:table-cell>
              <table:table-cell office:value-type="string">
                <text:p>Implementacion</text:p>
                <draw:g>
                  <svg:desc>nn20.B1:nn2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20.C2:nn20.C8</svg:desc>
                </draw:g>
              </table:table-cell>
              <table:table-cell office:value-type="float" office:value="95.9578">
                <text:p>95.9578</text:p>
                <draw:g>
                  <svg:desc>nn20.A2:nn20.A8</svg:desc>
                </draw:g>
              </table:table-cell>
              <table:table-cell office:value-type="float" office:value="94.1901408450704">
                <text:p>94.1901408450704</text:p>
                <draw:g>
                  <svg:desc>nn20.B2:nn2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5.0617283950617">
                <text:p>95.06172839506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0704225352113">
                <text:p>95.07042253521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30 y Validación Cruzada</text:p>
        </chart:subtitle>
        <chart:legend chart:legend-position="end" svg:x="12.834cm" svg:y="3.958cm" style:legend-expansion="high" chart:style-name="ch4"/>
        <chart:plot-area chart:style-name="ch5" table:cell-range-address="nn30.B2:nn30.C8 nn30.A1:nn30.A8 nn30.B1:nn3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30.C2:nn3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0.A2:nn30.A8" chart:label-cell-address="nn30.A1:nn30.A1" chart:class="chart:bar">
            <chart:data-point chart:repeated="7"/>
          </chart:series>
          <chart:series chart:style-name="ch12" chart:values-cell-range-address="nn30.B2:nn30.B8" chart:label-cell-address="nn30.B1:nn3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0.A1:nn30.A1</svg:desc>
                </draw:g>
              </table:table-cell>
              <table:table-cell office:value-type="string">
                <text:p>Implementacion</text:p>
                <draw:g>
                  <svg:desc>nn30.B1:nn3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0.C2:nn30.C8</svg:desc>
                </draw:g>
              </table:table-cell>
              <table:table-cell office:value-type="float" office:value="95.2548">
                <text:p>95.2548</text:p>
                <draw:g>
                  <svg:desc>nn30.A2:nn30.A8</svg:desc>
                </draw:g>
              </table:table-cell>
              <table:table-cell office:value-type="float" office:value="94.1901408450704">
                <text:p>94.1901408450704</text:p>
                <draw:g>
                  <svg:desc>nn30.B2:nn3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4306">
                <text:p>95.4306</text:p>
              </table:table-cell>
              <table:table-cell office:value-type="float" office:value="95.0617283950617">
                <text:p>95.06172839506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578">
                <text:p>95.9578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95.0704225352113">
                <text:p>95.0704225352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